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6.547cm" fo:min-width="37.6cm" draw:shadow-opacity="100%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21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4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ot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7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9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bold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bold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bold"/>
    </style:style>
    <style:style style:name="P19" style:family="paragraph">
      <loext:graphic-properties draw:fill="gradient"/>
      <style:paragraph-properties fo:text-align="center"/>
    </style:style>
    <style:style style:name="P20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21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6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7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3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5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6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600"/>
    </style:style>
    <style:style style:name="P38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bold" style:font-size-asian="12pt" style:font-size-complex="12pt" style:font-weight-complex="600"/>
    </style:style>
    <style:style style:name="P39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40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41" style:family="paragraph">
      <loext:graphic-properties draw:fill="solid" draw:fill-color="#ffffff" draw:opacity="100%"/>
      <style:paragraph-properties fo:text-align="center"/>
    </style:style>
    <style:style style:name="P4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3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44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46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4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48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T1" style:family="text">
      <style:text-properties fo:color="#000000" loext:opacity="100%" style:font-name="Liberation Sans" fo:font-size="14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style="normal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5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6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7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cm" svg:height="26.79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3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2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2.54cm" svg:x="0.543cm" svg:y="17.637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2"><text:s text:c="5"/></text:span><text:span text:style-name="T1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2.54cm" svg:x="32.314cm" svg:y="17.648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2">laceholder message</text:span></text:p>
            </text:list-item>
            <text:list-item>
              <text:p text:style-name="P9"><text:span text:style-name="T2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4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8.5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2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5.213cm">
          <text:list text:style-name="L3">
            <text:list-header>
              <text:p text:style-name="P13"><text:span text:style-name="T2">Email Address</text:span></text:p>
              <text:p text:style-name="P15"><text:span text:style-name="T5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462cm" svg:y="5.213cm">
          <text:list text:style-name="L3">
            <text:list-header>
              <text:p text:style-name="P13"><text:span text:style-name="T2">Email Address</text:span></text:p>
              <text:p text:style-name="P15"><text:span text:style-name="T5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359cm" svg:y="16.137cm">
          <text:list text:style-name="L3">
            <text:list-header>
              <text:p text:style-name="P4"><text:span text:style-name="T2">5. </text:span><text:span text:style-name="T6">GET </text:span><text:span text:style-name="T2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6.416cm">
          <text:list text:style-name="L3">
            <text:list-header>
              <text:p text:style-name="P4"><text:span text:style-name="T2">1. </text:span><text:span text:style-name="T6">POST</text:span><text:span text:style-name="T2"> mail resources</text:span></text:p>
            </text:list-header>
            <text:list-item>
              <text:p text:style-name="P4"><text:span text:style-name="T2"><text:s/></text:span><text:span text:style-name="T2">return</text:span></text:p>
            </text:list-item>
            <text:list-item>
              <text:p text:style-name="P4"><text:span text:style-name="T2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957cm" svg:y="17.734cm">
          <text:list text:style-name="L3">
            <text:list-header>
              <text:p text:style-name="P4"><text:span text:style-name="T2">6. </text:span><text:span text:style-name="T6">GET</text:span><text:span text:style-name="T2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8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2">4. Placeholder message</text:span></text:p>
            </text:list-header>
            <text:list-item>
              <text:p text:style-name="P4"><text:span text:style-name="T2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496cm" svg:y="18.5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2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9" draw:layer="layout" draw:type="line" svg:x1="14.663cm" svg:y1="18.744cm" svg:x2="23.496cm" svg:y2="19.053cm" draw:start-shape="id1" draw:start-glue-point="9" draw:end-shape="id2" draw:end-glue-point="5" svg:d="M14663 18744l8833 309" svg:viewBox="0 0 8834 310">
          <text:p/>
        </draw:connector>
        <draw:connector draw:style-name="gr19" draw:text-style-name="P19" draw:layer="layout" draw:type="line" svg:x1="25.198cm" svg:y1="18.896cm" svg:x2="32.467cm" svg:y2="19.044cm" draw:start-shape="id2" draw:start-glue-point="1" draw:end-shape="id3" draw:end-glue-point="7" svg:d="M25198 18896l7269 148" svg:viewBox="0 0 7270 149">
          <text:p/>
        </draw:connector>
        <draw:connector draw:style-name="gr20" draw:text-style-name="P19" draw:layer="layout" draw:type="line" svg:x1="21.862cm" svg:y1="17.057cm" svg:x2="14.663cm" svg:y2="18.744cm" draw:start-shape="id4" draw:start-glue-point="3" draw:end-shape="id1" draw:end-glue-point="9" svg:d="M21862 17057l-7199 1687" svg:viewBox="0 0 7200 1688">
          <text:p/>
        </draw:connector>
        <draw:custom-shape draw:style-name="gr21" draw:text-style-name="P20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905cm" svg:height="0.854cm" svg:x="16.853cm" svg:y="11.178cm">
          <text:list text:style-name="L3">
            <text:list-item>
              <text:p text:style-name="P9"><text:span text:style-name="T2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1" draw:layer="layout" svg:width="9.423cm" svg:height="1.346cm" svg:x="14.354cm" svg:y="5.7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4.905cm" svg:height="0.854cm" svg:x="16.697cm" svg:y="5.943cm">
          <text:list text:style-name="L3">
            <text:list-header>
              <text:p text:style-name="P4"><text:span text:style-name="T2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651cm" svg:y="22.414cm">
          <text:list text:style-name="L3">
            <text:list-header>
              <text:p text:style-name="P4"><text:span text:style-name="T2">Resource Handling Agent</text:span><text:span text:style-name="T2"><text:tab/></text:span><text:span text:style-name="T2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2" draw:layer="layout" draw:type="line" svg:x1="32.467cm" svg:y1="18.745cm" svg:x2="25.198cm" svg:y2="18.896cm" draw:start-shape="id3" draw:start-glue-point="6" draw:end-shape="id2" draw:end-glue-point="1" svg:d="M32467 18745l-7269 151" svg:viewBox="0 0 7270 152">
          <text:p/>
        </draw:connector>
        <draw:custom-shape draw:style-name="gr27" draw:text-style-name="P24" xml:id="id4" draw:id="id4" draw:layer="layout" svg:width="1.702cm" svg:height="0.61cm" svg:x="21.862cm" svg:y="16.752cm">
          <text:list text:style-name="L3">
            <text:list-item>
              <text:p text:style-name="P23"><text:span text:style-name="T2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4.951cm" svg:y="22.408cm">
          <text:list text:style-name="L3">
            <text:list-item>
              <text:p text:style-name="P9"><text:span text:style-name="T2">Message Submission Agent</text:span><text:span text:style-name="T2"><text:tab/></text:span><text:span text:style-name="T2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4.966cm" svg:y="21.739cm">
          <text:list text:style-name="L3">
            <text:list-item>
              <text:p text:style-name="P9"><text:span text:style-name="T2">Mail User Agent</text:span><text:span text:style-name="T2"><text:tab/></text:span><text:span text:style-name="T2"><text:tab/></text:span><text:span text:style-name="T2"><text:tab/></text:span><text:span text:style-name="T2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6" xml:id="id6" draw:id="id6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6" xml:id="id11" draw:id="id11" draw:layer="layout" svg:width="1.702cm" svg:height="0.61cm" svg:x="3.9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2" draw:layer="layout" draw:type="line" svg:x1="1.518cm" svg:y1="18.587cm" svg:x2="1.518cm" svg:y2="8.345cm" draw:start-shape="id5" draw:start-glue-point="0" draw:end-shape="id6" draw:end-glue-point="2" svg:d="M1518 18587v-10242" svg:viewBox="0 0 1 10243">
          <text:p/>
        </draw:connector>
        <draw:custom-shape draw:style-name="gr33" draw:text-style-name="P24" xml:id="id8" draw:id="id8" draw:layer="layout" svg:width="1.702cm" svg:height="0.61cm" svg:x="25.147cm" svg:y="16.76cm">
          <text:list text:style-name="L3">
            <text:list-item>
              <text:p text:style-name="P23"><text:span text:style-name="T2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draw:layer="layout" svg:width="0.762cm" svg:height="0.727cm" svg:x="1.215cm" svg:y="22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0.762cm" svg:height="0.728cm" svg:x="1.215cm" svg:y="22.9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7.961cm" svg:height="0.854cm" svg:x="2.114cm" svg:y="21.94cm">
          <text:list text:style-name="L3">
            <text:list-item>
              <text:p text:style-name="P2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30" draw:layer="layout" svg:width="8.016cm" svg:height="0.854cm" svg:x="2.114cm" svg:y="22.862cm">
          <text:list text:style-name="L3">
            <text:list-item>
              <text:p text:style-name="P2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32" draw:layer="layout" svg:width="1.713cm" svg:height="0.854cm" svg:x="12.907cm" svg:y="12.521cm">
          <text:list text:style-name="L3">
            <text:list-header>
              <text:p text:style-name="P31"><text:span text:style-name="T2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32" draw:layer="layout" svg:width="2.894cm" svg:height="0.854cm" svg:x="22.919cm" svg:y="12.521cm">
          <text:list text:style-name="L3">
            <text:list-header>
              <text:p text:style-name="P31"><text:span text:style-name="T2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4.951cm" svg:y="23.058cm">
          <text:list text:style-name="L3">
            <text:list-item>
              <text:p text:style-name="P9"><text:span text:style-name="T2">Message Transfer Agent</text:span><text:span text:style-name="T2"><text:tab/></text:span><text:span text:style-name="T2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2" draw:layer="layout" draw:type="line" svg:x1="5.672cm" svg:y1="18.743cm" svg:x2="12.961cm" svg:y2="18.896cm" draw:start-shape="id7" draw:start-glue-point="11" draw:end-shape="id1" draw:end-glue-point="3" svg:d="M5672 18743l7289 153" svg:viewBox="0 0 7290 154">
          <text:p/>
        </draw:connector>
        <draw:connector draw:style-name="gr42" draw:text-style-name="P22" draw:layer="layout" draw:type="line" svg:x1="12.961cm" svg:y1="18.896cm" svg:x2="5.672cm" svg:y2="19.032cm" draw:start-shape="id1" draw:start-glue-point="3" draw:end-shape="id7" draw:end-glue-point="10" svg:d="M12961 18896l-7289 136" svg:viewBox="0 0 7290 137">
          <text:p/>
        </draw:connector>
        <draw:custom-shape draw:style-name="gr43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2">Mailbox URL</text:span></text:p>
            </text:list-header>
            <text:list-item>
              <text:p text:style-name="P13"><text:span text:style-name="T2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2">Mailbox URL</text:span></text:p>
            </text:list-header>
            <text:list-item>
              <text:p text:style-name="P13"><text:span text:style-name="T2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xml:id="id9" draw:id="id9" draw:layer="layout" svg:width="0.711cm" svg:height="2.184cm" svg:x="24.001cm" svg:y="15.961cm">
          <text:list text:style-name="L3">
            <text:list-item>
              <text:p text:style-name="P33"><text:span text:style-name="T2">Q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25.147cm" svg:y1="17.065cm" svg:x2="24.712cm" svg:y2="17.053cm" draw:start-shape="id8" draw:start-glue-point="3" draw:end-shape="id9" draw:end-glue-point="1" svg:d="M25147 17065l-435-12" svg:viewBox="0 0 436 13">
          <text:p/>
        </draw:connector>
        <draw:connector draw:style-name="gr46" draw:text-style-name="P22" draw:layer="layout" draw:type="line" svg:x1="24.001cm" svg:y1="17.053cm" svg:x2="23.564cm" svg:y2="17.057cm" draw:start-shape="id9" draw:start-glue-point="3" draw:end-shape="id4" draw:end-glue-point="1" svg:d="M24001 17053l-437 4" svg:viewBox="0 0 438 5">
          <text:p/>
        </draw:connector>
        <draw:custom-shape draw:style-name="gr47" draw:text-style-name="P35" xml:id="id10" draw:id="id10" draw:layer="layout" svg:width="0.711cm" svg:height="2.184cm" svg:x="2.776cm" svg:y="6.946cm">
          <text:list text:style-name="L3">
            <text:list-item>
              <text:p text:style-name="P33"><text:span text:style-name="T2">Q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2.369cm" svg:y1="8.04cm" svg:x2="2.776cm" svg:y2="8.038cm" draw:start-shape="id6" draw:start-glue-point="1" draw:end-shape="id10" draw:end-glue-point="3" svg:d="M2369 8040l407-2" svg:viewBox="0 0 408 3">
          <text:p/>
        </draw:connector>
        <draw:connector draw:style-name="gr46" draw:text-style-name="P22" draw:layer="layout" draw:type="line" svg:x1="3.487cm" svg:y1="8.038cm" svg:x2="3.922cm" svg:y2="8.026cm" draw:start-shape="id10" draw:start-glue-point="1" draw:end-shape="id11" draw:end-glue-point="3" svg:d="M3487 8038l435-12" svg:viewBox="0 0 436 13">
          <text:p/>
        </draw:connector>
        <draw:custom-shape draw:style-name="gr48" draw:text-style-name="P26" xml:id="id12" draw:id="id12" draw:layer="layout" svg:width="1.702cm" svg:height="0.61cm" svg:x="32.4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6" xml:id="id14" draw:id="id14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5" xml:id="id13" draw:id="id13" draw:layer="layout" svg:width="0.711cm" svg:height="2.184cm" svg:x="34.554cm" svg:y="6.946cm">
          <text:list text:style-name="L3">
            <text:list-item>
              <text:p text:style-name="P33"><text:span text:style-name="T2">Q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34.147cm" svg:y1="8.04cm" svg:x2="34.554cm" svg:y2="8.038cm" draw:start-shape="id12" draw:start-glue-point="1" draw:end-shape="id13" draw:end-glue-point="3" svg:d="M34147 8040l407-2" svg:viewBox="0 0 408 3">
          <text:p/>
        </draw:connector>
        <draw:connector draw:style-name="gr46" draw:text-style-name="P22" draw:layer="layout" draw:type="line" svg:x1="35.265cm" svg:y1="8.038cm" svg:x2="35.711cm" svg:y2="8.026cm" draw:start-shape="id13" draw:start-glue-point="1" draw:end-shape="id14" draw:end-glue-point="3" svg:d="M35265 8038l446-12" svg:viewBox="0 0 447 13">
          <text:p/>
        </draw:connector>
        <draw:connector draw:style-name="gr42" draw:text-style-name="P22" draw:layer="layout" draw:type="line" svg:x1="5.624cm" svg:y1="8.026cm" svg:x2="32.445cm" svg:y2="8.04cm" draw:start-shape="id11" draw:start-glue-point="1" draw:end-shape="id12" draw:end-glue-point="3" svg:d="M5624 8026l26821 14" svg:viewBox="0 0 26822 15">
          <text:p/>
        </draw:connector>
        <draw:custom-shape draw:style-name="gr51" draw:text-style-name="P36" xml:id="id5" draw:id="id5" draw:layer="layout" svg:width="1.702cm" svg:height="0.61cm" svg:x="0.6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6" xml:id="id7" draw:id="id7" draw:layer="layout" svg:width="1.702cm" svg:height="0.61cm" svg:x="3.973cm" svg:y="18.5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5"><text:span text:style-name="T2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2" draw:layer="layout" svg:x1="36.562cm" svg:y1="8.331cm" svg:x2="26.849cm" svg:y2="17.065cm" draw:start-shape="id14" draw:start-glue-point="2" draw:end-shape="id8" draw:end-glue-point="1" svg:d="M36562 8331v8734h-9713" svg:viewBox="0 0 9714 8735">
          <text:p/>
        </draw:connector>
        <draw:custom-shape draw:style-name="gr53" draw:text-style-name="P36" xml:id="id3" draw:id="id3" draw:layer="layout" svg:width="1.702cm" svg:height="0.61cm" svg:x="32.467cm" svg:y="18.5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5"><text:span text:style-name="T2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0.548cm" svg:height="0.854cm" svg:x="14.966cm" svg:y="21.04cm">
          <text:list text:style-name="L3">
            <text:list-item>
              <text:p text:style-name="P2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2.151cm" svg:y="25.4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2.166cm" svg:y="24.7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2.166cm" svg:y="24.056cm">
          <text:list text:style-name="L3">
            <text:list-header>
              <text:p text:style-name="P4"><text:span text:style-name="T2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8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37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667cm" svg:y="21.031cm">
          <text:list text:style-name="L3">
            <text:list-item>
              <text:p text:style-name="P9"><text:span text:style-name="T2">Message Delivery Agent</text:span><text:span text:style-name="T2"><text:tab/></text:span><text:span text:style-name="T2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651cm" svg:y="23.099cm">
          <text:list text:style-name="L3">
            <text:list-item>
              <text:p text:style-name="P9"><text:span text:style-name="T2">Mail Resource Store</text:span><text:span text:style-name="T2"><text:tab/></text:span><text:span text:style-name="T2"><text:tab/></text:span><text:span text:style-name="T2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666cm" svg:y="21.73cm">
          <text:list text:style-name="L3">
            <text:list-item>
              <text:p text:style-name="P9"><text:span text:style-name="T2">Resource Fetch Agent</text:span><text:span text:style-name="T2"><text:tab/></text:span><text:span text:style-name="T2"><text:tab/></text:span><text:span text:style-name="T2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8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37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9" draw:layer="layout" svg:width="4.953cm" svg:height="1.479cm" svg:x="8.29cm" svg:y="1.513cm">
          <text:list text:style-name="L3">
            <text:list-header>
              <text:p text:style-name="P13"><text:span text:style-name="T2">ADMD</text:span></text:p>
              <text:p text:style-name="P15"><text:span text:style-name="T5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9" draw:layer="layout" svg:width="4.953cm" svg:height="1.479cm" svg:x="24.917cm" svg:y="1.513cm">
          <text:list text:style-name="L3">
            <text:list-header>
              <text:p text:style-name="P13"><text:span text:style-name="T2">ADMD</text:span></text:p>
              <text:p text:style-name="P15"><text:span text:style-name="T5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0" draw:layer="layout" svg:width="0.762cm" svg:height="0.727cm" svg:x="1.215cm" svg:y="21.0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0" draw:layer="layout" svg:width="6.966cm" svg:height="0.854cm" svg:x="2.114cm" svg:y="21.016cm">
          <text:list text:style-name="L3">
            <text:list-item>
              <text:p text:style-name="P2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5" draw:layer="layout" svg:width="5.76cm" svg:height="0.854cm" svg:x="16.196cm" svg:y="12.316cm">
          <text:list text:style-name="L3">
            <text:list-header>
              <text:p text:style-name="P4"><text:span text:style-name="T2">Federated Authoriz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21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1" draw:layer="layout" svg:width="6.405cm" svg:height="1.346cm" svg:x="14.344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5" draw:layer="layout" svg:width="1.611cm" svg:height="0.854cm" svg:x="18.245cm" svg:y="1.544cm">
          <text:list text:style-name="L3">
            <text:list-header>
              <text:p text:style-name="P4"><text:span text:style-name="T2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71" draw:text-style-name="P41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2" draw:layer="layout" svg:width="5.258cm" svg:height="4.801cm" svg:x="31.708cm" svg:y="3.598cm">
          <text:p text:style-name="P23"><text:span text:style-name="T2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2" draw:layer="layout" svg:width="5.258cm" svg:height="4.808cm" svg:x="0.536cm" svg:y="3.591cm">
          <text:p text:style-name="P23"><text:span text:style-name="T2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5" draw:layer="layout" svg:width="7.631cm" svg:height="0.854cm" svg:x="14.961cm" svg:y="6.215cm">
          <text:list text:style-name="L3">
            <text:list-header>
              <text:p text:style-name="P4"><text:span text:style-name="T2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43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5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44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25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0" draw:layer="layout" svg:width="5.815cm" svg:height="1.447cm" svg:x="1.655cm" svg:y="11.295cm">
          <text:list text:style-name="L3">
            <text:list-item>
              <text:p text:style-name="P9"><text:span text:style-name="T3">2. P</text:span><text:span text:style-name="T2">laceholder message</text:span></text:p>
            </text:list-item>
            <text:list-item>
              <text:p text:style-name="P9"><text:span text:style-name="T2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46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45"><text:span text:style-name="T6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xml:id="id15" draw:id="id15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2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layout" svg:width="4.953cm" svg:height="1.479cm" svg:x="0.69cm" svg:y="4.313cm">
          <text:list text:style-name="L3">
            <text:list-header>
              <text:p text:style-name="P13"><text:span text:style-name="T2">Email Address</text:span></text:p>
              <text:p text:style-name="P15"><text:span text:style-name="T5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draw:layer="layout" svg:width="4.953cm" svg:height="1.479cm" svg:x="31.862cm" svg:y="4.313cm">
          <text:list text:style-name="L3">
            <text:list-header>
              <text:p text:style-name="P13"><text:span text:style-name="T2">Email Address</text:span></text:p>
              <text:p text:style-name="P15"><text:span text:style-name="T5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" draw:layer="layout" svg:width="4.685cm" svg:height="3.819cm" svg:x="16.423cm" svg:y="10.637cm">
          <text:list text:style-name="L3">
            <text:list-header>
              <text:p text:style-name="P4"><text:span text:style-name="T2">5. </text:span><text:span text:style-name="T6">POST</text:span><text:span text:style-name="T2"> </text:span><text:span text:style-name="T7">challenge</text:span></text:p>
            </text:list-header>
            <text:list-item>
              <text:p text:style-name="P4"><text:span text:style-name="T6">return</text:span></text:p>
            </text:list-item>
            <text:list-item>
              <text:p text:style-name="P4"><text:span text:style-name="T6">permission ticket</text:span></text:p>
            </text:list-item>
            <text:list-item>
              <text:p text:style-name="P4"><text:span text:style-name="T6"/></text:p>
            </text:list-item>
            <text:list-item>
              <text:p text:style-name="P4"><text:span text:style-name="T2">6. </text:span><text:span text:style-name="T6">GET</text:span><text:span text:style-name="T2"> </text:span><text:span text:style-name="T7">response</text:span></text:p>
            </text:list-item>
            <text:list-item>
              <text:p text:style-name="P9"><text:span text:style-name="T2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5" draw:layer="layout" svg:width="5.755cm" svg:height="2.04cm" svg:x="5.329cm" svg:y="13.316cm">
          <text:list text:style-name="L3">
            <text:list-header>
              <text:p text:style-name="P4"><text:span text:style-name="T2">1. </text:span><text:span text:style-name="T6">POST</text:span><text:span text:style-name="T2"> mail resources</text:span></text:p>
            </text:list-header>
            <text:list-item>
              <text:p text:style-name="P4"><text:span text:style-name="T2"><text:s/></text:span><text:span text:style-name="T2">return</text:span></text:p>
            </text:list-item>
            <text:list-item>
              <text:p text:style-name="P4"><text:span text:style-name="T2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5" draw:layer="layout" svg:width="5.425cm" svg:height="0.854cm" svg:x="26.401cm" svg:y="15.034cm">
          <text:list text:style-name="L3">
            <text:list-header>
              <text:p text:style-name="P4"><text:span text:style-name="T2">7. </text:span><text:span text:style-name="T6">GET</text:span><text:span text:style-name="T2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4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" draw:layer="layout" svg:width="5.815cm" svg:height="1.447cm" svg:x="27.961cm" svg:y="12.83cm">
          <text:list text:style-name="L3">
            <text:list-header>
              <text:p text:style-name="P4"><text:span text:style-name="T2">4. Placeholder message</text:span></text:p>
            </text:list-header>
            <text:list-item>
              <text:p text:style-name="P4"><text:span text:style-name="T2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14" xml:id="id16" draw:id="id16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2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9" draw:layer="layout" draw:type="line" svg:x1="14.563cm" svg:y1="16.044cm" svg:x2="22.996cm" svg:y2="16.353cm" draw:start-shape="id15" draw:start-glue-point="9" draw:end-shape="id16" draw:end-glue-point="5" svg:d="M14563 16044l8433 309" svg:viewBox="0 0 8434 310">
          <text:p/>
        </draw:connector>
        <draw:connector draw:style-name="gr19" draw:text-style-name="P19" draw:layer="layout" draw:type="line" svg:x1="24.698cm" svg:y1="16.196cm" svg:x2="31.867cm" svg:y2="16.344cm" draw:start-shape="id16" draw:start-glue-point="1" draw:end-shape="id17" draw:end-glue-point="7" svg:d="M24698 16196l7169 148" svg:viewBox="0 0 7170 149">
          <text:p/>
        </draw:connector>
        <draw:connector draw:style-name="gr20" draw:text-style-name="P19" draw:layer="layout" draw:type="line" svg:x1="21.362cm" svg:y1="14.357cm" svg:x2="14.563cm" svg:y2="16.044cm" draw:start-shape="id18" draw:start-glue-point="3" draw:end-shape="id15" draw:end-glue-point="9" svg:d="M21362 14357l-6799 1687" svg:viewBox="0 0 6800 1688">
          <text:p/>
        </draw:connector>
        <draw:custom-shape draw:style-name="gr88" draw:text-style-name="P20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10" draw:layer="layout" svg:width="4.905cm" svg:height="0.854cm" svg:x="16.453cm" svg:y="8.378cm">
          <text:list text:style-name="L3">
            <text:list-item>
              <text:p text:style-name="P9"><text:span text:style-name="T2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1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5" draw:layer="layout" svg:width="4.905cm" svg:height="0.854cm" svg:x="16.297cm" svg:y="4.643cm">
          <text:list text:style-name="L3">
            <text:list-header>
              <text:p text:style-name="P4"><text:span text:style-name="T2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5" draw:layer="layout" svg:width="8.224cm" svg:height="0.854cm" svg:x="28.251cm" svg:y="19.714cm">
          <text:list text:style-name="L3">
            <text:list-header>
              <text:p text:style-name="P4"><text:span text:style-name="T2">Resource Handling Agent</text:span><text:span text:style-name="T2"><text:tab/></text:span><text:span text:style-name="T2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2" draw:layer="layout" draw:type="line" svg:x1="31.867cm" svg:y1="16.045cm" svg:x2="24.698cm" svg:y2="16.196cm" draw:start-shape="id17" draw:start-glue-point="6" draw:end-shape="id16" draw:end-glue-point="1" svg:d="M31867 16045l-7169 151" svg:viewBox="0 0 7170 152">
          <text:p/>
        </draw:connector>
        <draw:custom-shape draw:style-name="gr93" draw:text-style-name="P24" xml:id="id18" draw:id="id18" draw:layer="layout" svg:width="1.702cm" svg:height="0.61cm" svg:x="21.362cm" svg:y="14.052cm">
          <text:list text:style-name="L3">
            <text:list-item>
              <text:p text:style-name="P23"><text:span text:style-name="T2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0" draw:layer="layout" svg:width="8.253cm" svg:height="0.854cm" svg:x="13.451cm" svg:y="19.708cm">
          <text:list text:style-name="L3">
            <text:list-item>
              <text:p text:style-name="P9"><text:span text:style-name="T2">Message Submission Agent</text:span><text:span text:style-name="T2"><text:tab/></text:span><text:span text:style-name="T2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10" draw:layer="layout" svg:width="8.279cm" svg:height="0.854cm" svg:x="13.466cm" svg:y="19.039cm">
          <text:list text:style-name="L3">
            <text:list-item>
              <text:p text:style-name="P9"><text:span text:style-name="T2">Mail User Agent</text:span><text:span text:style-name="T2"><text:tab/></text:span><text:span text:style-name="T2"><text:tab/></text:span><text:span text:style-name="T2"><text:tab/></text:span><text:span text:style-name="T2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6" xml:id="id20" draw:id="id20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6" xml:id="id25" draw:id="id25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22" draw:layer="layout" draw:type="line" svg:x1="1.518cm" svg:y1="15.887cm" svg:x2="1.518cm" svg:y2="7.445cm" draw:start-shape="id19" draw:start-glue-point="0" draw:end-shape="id20" draw:end-glue-point="2" svg:d="M1518 15887v-8442" svg:viewBox="0 0 1 8443">
          <text:p/>
        </draw:connector>
        <draw:custom-shape draw:style-name="gr99" draw:text-style-name="P24" xml:id="id22" draw:id="id22" draw:layer="layout" svg:width="1.702cm" svg:height="0.61cm" svg:x="24.647cm" svg:y="14.06cm">
          <text:list text:style-name="L3">
            <text:list-item>
              <text:p text:style-name="P23"><text:span text:style-name="T2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0" draw:layer="layout" svg:width="7.961cm" svg:height="0.854cm" svg:x="1.914cm" svg:y="19.24cm">
          <text:list text:style-name="L3">
            <text:list-item>
              <text:p text:style-name="P2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30" draw:layer="layout" svg:width="8.016cm" svg:height="0.854cm" svg:x="1.914cm" svg:y="20.162cm">
          <text:list text:style-name="L3">
            <text:list-item>
              <text:p text:style-name="P2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32" draw:layer="layout" svg:width="1.713cm" svg:height="0.854cm" svg:x="12.807cm" svg:y="9.821cm">
          <text:list text:style-name="L3">
            <text:list-header>
              <text:p text:style-name="P31"><text:span text:style-name="T2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32" draw:layer="layout" svg:width="2.894cm" svg:height="0.854cm" svg:x="22.419cm" svg:y="9.821cm">
          <text:list text:style-name="L3">
            <text:list-header>
              <text:p text:style-name="P31"><text:span text:style-name="T2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10" draw:layer="layout" svg:width="8.19cm" svg:height="0.854cm" svg:x="13.451cm" svg:y="20.358cm">
          <text:list text:style-name="L3">
            <text:list-item>
              <text:p text:style-name="P9"><text:span text:style-name="T2">Message Transfer Agent</text:span><text:span text:style-name="T2"><text:tab/></text:span><text:span text:style-name="T2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2" draw:layer="layout" draw:type="line" svg:x1="5.672cm" svg:y1="16.043cm" svg:x2="12.861cm" svg:y2="16.196cm" draw:start-shape="id21" draw:start-glue-point="11" draw:end-shape="id15" draw:end-glue-point="3" svg:d="M5672 16043l7189 153" svg:viewBox="0 0 7190 154">
          <text:p/>
        </draw:connector>
        <draw:connector draw:style-name="gr42" draw:text-style-name="P22" draw:layer="layout" draw:type="line" svg:x1="12.861cm" svg:y1="16.196cm" svg:x2="5.672cm" svg:y2="16.332cm" draw:start-shape="id15" draw:start-glue-point="3" draw:end-shape="id21" draw:end-glue-point="10" svg:d="M12861 16196l-7189 136" svg:viewBox="0 0 7190 137">
          <text:p/>
        </draw:connector>
        <draw:custom-shape draw:style-name="gr105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2">Mailbox URL</text:span></text:p>
            </text:list-header>
            <text:list-item>
              <text:p text:style-name="P13"><text:span text:style-name="T2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2">Mailbox URL</text:span></text:p>
            </text:list-header>
            <text:list-item>
              <text:p text:style-name="P13"><text:span text:style-name="T2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4" xml:id="id23" draw:id="id23" draw:layer="layout" svg:width="0.711cm" svg:height="2.184cm" svg:x="23.501cm" svg:y="13.261cm">
          <text:list text:style-name="L3">
            <text:list-item>
              <text:p text:style-name="P33"><text:span text:style-name="T2">Q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24.647cm" svg:y1="14.365cm" svg:x2="24.212cm" svg:y2="14.353cm" draw:start-shape="id22" draw:start-glue-point="3" draw:end-shape="id23" draw:end-glue-point="1" svg:d="M24647 14365l-435-12" svg:viewBox="0 0 436 13">
          <text:p/>
        </draw:connector>
        <draw:connector draw:style-name="gr46" draw:text-style-name="P22" draw:layer="layout" draw:type="line" svg:x1="23.501cm" svg:y1="14.353cm" svg:x2="23.064cm" svg:y2="14.357cm" draw:start-shape="id23" draw:start-glue-point="3" draw:end-shape="id18" draw:end-glue-point="1" svg:d="M23501 14353l-437 4" svg:viewBox="0 0 438 5">
          <text:p/>
        </draw:connector>
        <draw:custom-shape draw:style-name="gr108" draw:text-style-name="P35" xml:id="id24" draw:id="id24" draw:layer="layout" svg:width="0.711cm" svg:height="2.184cm" svg:x="2.776cm" svg:y="6.046cm">
          <text:list text:style-name="L3">
            <text:list-item>
              <text:p text:style-name="P33"><text:span text:style-name="T2">Q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2.369cm" svg:y1="7.14cm" svg:x2="2.776cm" svg:y2="7.138cm" draw:start-shape="id20" draw:start-glue-point="1" draw:end-shape="id24" draw:end-glue-point="3" svg:d="M2369 7140l407-2" svg:viewBox="0 0 408 3">
          <text:p/>
        </draw:connector>
        <draw:connector draw:style-name="gr46" draw:text-style-name="P22" draw:layer="layout" draw:type="line" svg:x1="3.487cm" svg:y1="7.138cm" svg:x2="3.922cm" svg:y2="7.126cm" draw:start-shape="id24" draw:start-glue-point="1" draw:end-shape="id25" draw:end-glue-point="3" svg:d="M3487 7138l435-12" svg:viewBox="0 0 436 13">
          <text:p/>
        </draw:connector>
        <draw:custom-shape draw:style-name="gr109" draw:text-style-name="P26" xml:id="id26" draw:id="id26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xml:id="id28" draw:id="id28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27" draw:id="id27" draw:layer="layout" svg:width="0.711cm" svg:height="2.184cm" svg:x="33.954cm" svg:y="6.046cm">
          <text:list text:style-name="L3">
            <text:list-item>
              <text:p text:style-name="P33"><text:span text:style-name="T2">Q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  <text:list-item>
              <text:p text:style-name="P33"><text:span text:style-name="T2">u</text:span></text:p>
            </text:list-item>
            <text:list-item>
              <text:p text:style-name="P33"><text:span text:style-name="T2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draw:type="line" svg:x1="33.547cm" svg:y1="7.14cm" svg:x2="33.954cm" svg:y2="7.138cm" draw:start-shape="id26" draw:start-glue-point="1" draw:end-shape="id27" draw:end-glue-point="3" svg:d="M33547 7140l407-2" svg:viewBox="0 0 408 3">
          <text:p/>
        </draw:connector>
        <draw:connector draw:style-name="gr46" draw:text-style-name="P22" draw:layer="layout" draw:type="line" svg:x1="34.665cm" svg:y1="7.138cm" svg:x2="35.111cm" svg:y2="7.126cm" draw:start-shape="id27" draw:start-glue-point="1" draw:end-shape="id28" draw:end-glue-point="3" svg:d="M34665 7138l446-12" svg:viewBox="0 0 447 13">
          <text:p/>
        </draw:connector>
        <draw:connector draw:style-name="gr42" draw:text-style-name="P22" draw:layer="layout" draw:type="line" svg:x1="5.624cm" svg:y1="7.126cm" svg:x2="31.845cm" svg:y2="7.14cm" draw:start-shape="id25" draw:start-glue-point="1" draw:end-shape="id26" draw:end-glue-point="3" svg:d="M5624 7126l26221 14" svg:viewBox="0 0 26222 15">
          <text:p/>
        </draw:connector>
        <draw:custom-shape draw:style-name="gr112" draw:text-style-name="P36" xml:id="id19" draw:id="id19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5"><text:span text:style-name="T2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6" xml:id="id21" draw:id="id21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5"><text:span text:style-name="T2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2" draw:layer="layout" svg:x1="35.962cm" svg:y1="7.431cm" svg:x2="26.349cm" svg:y2="14.365cm" draw:start-shape="id28" draw:start-glue-point="2" draw:end-shape="id22" draw:end-glue-point="1" svg:d="M35962 7431v6934h-9613" svg:viewBox="0 0 9614 6935">
          <text:p/>
        </draw:connector>
        <draw:custom-shape draw:style-name="gr114" draw:text-style-name="P36" xml:id="id17" draw:id="id17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5"><text:span text:style-name="T2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0" draw:layer="layout" svg:width="10.548cm" svg:height="0.854cm" svg:x="13.466cm" svg:y="18.34cm">
          <text:list text:style-name="L3">
            <text:list-item>
              <text:p text:style-name="P2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10" draw:layer="layout" svg:width="6.446cm" svg:height="0.854cm" svg:x="1.951cm" svg:y="22.7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10" draw:layer="layout" svg:width="7.106cm" svg:height="0.854cm" svg:x="1.966cm" svg:y="22.0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5" draw:layer="layout" svg:width="6.75cm" svg:height="0.854cm" svg:x="1.966cm" svg:y="21.356cm">
          <text:list text:style-name="L3">
            <text:list-header>
              <text:p text:style-name="P4"><text:span text:style-name="T2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48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5"><text:span text:style-name="T2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0" draw:layer="layout" svg:width="8.279cm" svg:height="0.854cm" svg:x="28.267cm" svg:y="18.331cm">
          <text:list text:style-name="L3">
            <text:list-item>
              <text:p text:style-name="P9"><text:span text:style-name="T2">Message Delivery Agent</text:span><text:span text:style-name="T2"><text:tab/></text:span><text:span text:style-name="T2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10" draw:layer="layout" svg:width="8.279cm" svg:height="0.854cm" svg:x="28.251cm" svg:y="20.399cm">
          <text:list text:style-name="L3">
            <text:list-item>
              <text:p text:style-name="P9"><text:span text:style-name="T2">Mail Resource Store</text:span><text:span text:style-name="T2"><text:tab/></text:span><text:span text:style-name="T2"><text:tab/></text:span><text:span text:style-name="T2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10" draw:layer="layout" svg:width="8.143cm" svg:height="0.854cm" svg:x="28.266cm" svg:y="19.03cm">
          <text:list text:style-name="L3">
            <text:list-item>
              <text:p text:style-name="P9"><text:span text:style-name="T2">Resource Fetch Agent</text:span><text:span text:style-name="T2"><text:tab/></text:span><text:span text:style-name="T2"><text:tab/></text:span><text:span text:style-name="T2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48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5"><text:span text:style-name="T2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9" draw:layer="layout" svg:width="4.953cm" svg:height="1.479cm" svg:x="8.09cm" svg:y="1.513cm">
          <text:list text:style-name="L3">
            <text:list-header>
              <text:p text:style-name="P13"><text:span text:style-name="T2">ADMD</text:span></text:p>
              <text:p text:style-name="P15"><text:span text:style-name="T5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9" draw:layer="layout" svg:width="4.953cm" svg:height="1.479cm" svg:x="24.517cm" svg:y="1.513cm">
          <text:list text:style-name="L3">
            <text:list-header>
              <text:p text:style-name="P13"><text:span text:style-name="T2">ADMD</text:span></text:p>
              <text:p text:style-name="P15"><text:span text:style-name="T5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0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0" draw:layer="layout" svg:width="8.236cm" svg:height="0.854cm" svg:x="1.914cm" svg:y="18.316cm">
          <text:list text:style-name="L3">
            <text:list-item>
              <text:p text:style-name="P29"><text:span text:style-name="T3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7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8-27T19:23:19.243326275</dc:date>
    <dc:creator>Igor Zboran</dc:creator>
    <meta:editing-duration>P2DT6H8M54S</meta:editing-duration>
    <meta:editing-cycles>466</meta:editing-cycles>
    <meta:generator>LibreOffice/24.2.5.2$Linux_X86_64 LibreOffice_project/d6e8b0f3fc6e8af2b00cf4969fd0d2fa45b9a62e</meta:generator>
    <meta:document-statistic meta:object-count="150"/>
  </office:meta>
</office:document-meta>
</file>